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FC00003CAD00004095C4797177.svm"/>
  <manifest:file-entry manifest:media-type="" manifest:full-path="Pictures/2000017900001B7900002F0188984B70.svm"/>
  <manifest:file-entry manifest:media-type="" manifest:full-path="Pictures/200002210000409500002F0185052BB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automatic-styles>
    <style:style style:name="Table1" style:family="table">
      <style:table-properties style:width="16.007cm" fo:margin-left="0cm" fo:margin-right="-0.007cm" fo:margin-top="0cm" fo:margin-bottom="0.199cm" table:align="margins"/>
    </style:style>
    <style:style style:name="Table1.A" style:family="table-column">
      <style:table-column-properties style:column-width="1.51cm" style:rel-column-width="856*"/>
    </style:style>
    <style:style style:name="Table1.B" style:family="table-column">
      <style:table-column-properties style:column-width="6.87cm" style:rel-column-width="3895*"/>
    </style:style>
    <style:style style:name="Table1.C" style:family="table-column">
      <style:table-column-properties style:column-width="7.625cm" style:rel-column-width="4323*"/>
    </style:style>
    <style:style style:name="_36_502instrucoes" style:display-name="6502instrucoes" style:family="table">
      <style:table-properties style:width="16.245cm" fo:margin-left="0cm" fo:margin-right="-0.245cm" table:align="margins" fo:keep-with-next="always"/>
    </style:style>
    <style:style style:name="_36_502instrucoes.A" style:display-name="6502instrucoes.A" style:family="table-column">
      <style:table-column-properties style:column-width="4.099cm" style:rel-column-width="2324*"/>
    </style:style>
    <style:style style:name="_36_502instrucoes.B" style:display-name="6502instrucoes.B" style:family="table-column">
      <style:table-column-properties style:column-width="1.905cm" style:rel-column-width="1080*"/>
    </style:style>
    <style:style style:name="_36_502instrucoes.C" style:display-name="6502instrucoes.C" style:family="table-column">
      <style:table-column-properties style:column-width="10.225cm" style:rel-column-width="5796*"/>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1261*"/>
    </style:style>
    <style:style style:name="flag6502.B" style:family="table-column">
      <style:table-column-properties style:column-width="13.778cm" style:rel-column-width="7811*"/>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normal" style:font-style-asian="normal" style:font-style-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3">
      <style:paragraph-properties>
        <style:tab-stops>
          <style:tab-stop style:position="15.002cm" style:type="right" style:leader-style="dotted" style:leader-text="."/>
        </style:tab-stops>
      </style:paragraph-properties>
    </style:style>
    <style:style style:name="P10" style:family="paragraph" style:parent-style-name="Heading_20_1" style:list-style-name="L1"/>
    <style:style style:name="P11" style:family="paragraph" style:parent-style-name="Heading_20_2" style:list-style-name="L2"/>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style:text-underline-style="none"/>
    </style:style>
    <style:style style:name="P18" style:family="paragraph" style:parent-style-name="Standard" style:master-page-name="">
      <style:paragraph-properties fo:keep-together="always"/>
      <style:text-properties fo:font-style="normal" style:text-underline-style="none" style:font-style-asian="normal" style:font-style-complex="normal"/>
    </style:style>
    <style:style style:name="P19" style:family="paragraph" style:parent-style-name="Heading_20_2" style:list-style-name="L2">
      <style:text-properties fo:font-style="normal" style:font-style-asian="normal" style:font-style-complex="normal"/>
    </style:style>
    <style:style style:name="P20" style:family="paragraph" style:parent-style-name="Standard" style:list-style-name="L3">
      <style:text-properties fo:font-style="normal" style:text-underline-style="solid" style:text-underline-width="auto" style:text-underline-color="font-color" style:font-style-asian="normal" style:font-style-complex="normal"/>
    </style:style>
    <style:style style:name="P21" style:family="paragraph" style:parent-style-name="Standard" style:list-style-name="L4">
      <style:text-properties fo:font-style="normal" style:font-style-asian="normal" style:font-style-complex="normal"/>
    </style:style>
    <style:style style:name="P22" style:family="paragraph" style:parent-style-name="Heading_20_1" style:list-style-name="L2"/>
    <style:style style:name="P23" style:family="paragraph" style:parent-style-name="Heading_20_2" style:list-style-name="L2">
      <style:paragraph-properties fo:margin-left="0cm" fo:margin-right="0cm" fo:text-indent="1.499cm" style:auto-text-indent="false"/>
    </style:style>
    <style:style style:name="P24" style:family="paragraph" style:parent-style-name="Standard" style:list-style-name="L5">
      <style:text-properties fo:font-weight="normal" style:font-weight-asian="normal" style:font-weight-complex="normal"/>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text-properties fo:font-style="normal" fo:font-weight="normal" style:font-style-asian="normal" style:font-weight-asian="normal" style:font-style-complex="normal" style:font-weight-complex="normal"/>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normal" style:font-style-asian="normal" style:font-style-complex="normal"/>
    </style:style>
    <style:style style:name="P31" style:family="paragraph" style:parent-style-name="Standard">
      <style:text-properties fo:font-weight="normal" style:font-weight-asian="normal" style:font-weight-complex="normal"/>
    </style:style>
    <style:style style:name="P32" style:family="paragraph" style:parent-style-name="Table_20_Heading">
      <style:text-properties fo:font-style="normal" style:font-style-asian="normal" style:font-style-complex="normal"/>
    </style:style>
    <style:style style:name="P33" style:family="paragraph" style:parent-style-name="Standard" style:list-style-name="L7"/>
    <style:style style:name="P34" style:family="paragraph" style:parent-style-name="Bibliography_20_1">
      <style:paragraph-properties>
        <style:tab-stops/>
      </style:paragraph-properties>
    </style:style>
    <style:style style:name="P35"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language="en" fo:country="US" fo:font-style="italic" fo:font-weight="normal" style:font-style-asian="italic" style:font-weight-asian="normal" style:font-style-complex="italic" style:font-weight-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3cm" fo:margin-right="3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office:value-type="string">
            <text:p text:style-name="Table_20_Contents">ALU</text:p>
          </table:table-cell>
          <table:table-cell office:value-type="string">
            <text:p text:style-name="P3">Aritmethic Logic Unit</text:p>
          </table:table-cell>
          <table:table-cell office:value-type="string">
            <text:p text:style-name="Table_20_Contents">Unidade Lógica Aritmética</text:p>
          </table:table-cell>
        </table:table-row>
        <table:table-row>
          <table:table-cell office:value-type="string">
            <text:p text:style-name="Table_20_Contents">CISC</text:p>
          </table:table-cell>
          <table:table-cell office:value-type="string">
            <text:p text:style-name="P3">Complex Instruction Set Computer</text:p>
          </table:table-cell>
          <table:table-cell office:value-type="string">
            <text:p text:style-name="Table_20_Contents">Computador com um Conjunto de Instruções Complexo</text:p>
          </table:table-cell>
        </table:table-row>
        <table:table-row>
          <table:table-cell office:value-type="string">
            <text:p text:style-name="Table_20_Contents">CPU</text:p>
          </table:table-cell>
          <table:table-cell office:value-type="string">
            <text:p text:style-name="P3">Central Processing Unit</text:p>
          </table:table-cell>
          <table:table-cell office:value-type="string">
            <text:p text:style-name="Table_20_Contents">Unidade Central de Processamento</text:p>
          </table:table-cell>
        </table:table-row>
        <table:table-row>
          <table:table-cell office:value-type="string">
            <text:p text:style-name="Table_20_Contents">INT</text:p>
          </table:table-cell>
          <table:table-cell office:value-type="string">
            <text:p text:style-name="P3">Interruption</text:p>
          </table:table-cell>
          <table:table-cell office:value-type="string">
            <text:p text:style-name="Table_20_Contents">Interrupção</text:p>
          </table:table-cell>
        </table:table-row>
        <table:table-row>
          <table:table-cell office:value-type="string">
            <text:p text:style-name="Table_20_Contents">IP</text:p>
          </table:table-cell>
          <table:table-cell office:value-type="string">
            <text:p text:style-name="P3">Instruction Pointer</text:p>
          </table:table-cell>
          <table:table-cell office:value-type="string">
            <text:p text:style-name="Table_20_Contents">Ponteiro de Instrução</text:p>
          </table:table-cell>
        </table:table-row>
        <table:table-row>
          <table:table-cell office:value-type="string">
            <text:p text:style-name="Table_20_Contents">JVM</text:p>
          </table:table-cell>
          <table:table-cell office:value-type="string">
            <text:p text:style-name="P3">Java Virtual Machine</text:p>
          </table:table-cell>
          <table:table-cell office:value-type="string">
            <text:p text:style-name="Table_20_Contents">Máquina Virtual Java</text:p>
          </table:table-cell>
        </table:table-row>
        <table:table-row>
          <table:table-cell office:value-type="string">
            <text:p text:style-name="Table_20_Contents">MSX</text:p>
          </table:table-cell>
          <table:table-cell office:value-type="string">
            <text:p text:style-name="P3">MicroSoft eXtended (ou)</text:p>
            <text:p text:style-name="P3">Machines with Software eXchangeability</text:p>
          </table:table-cell>
          <table:table-cell office:value-type="string">
            <text:p text:style-name="Table_20_Contents">Microsoft Estendido (ou)</text:p>
            <text:p text:style-name="Table_20_Contents">Máquinas com Compatibilidade de Software</text:p>
          </table:table-cell>
        </table:table-row>
        <table:table-row>
          <table:table-cell office:value-type="string">
            <text:p text:style-name="Table_20_Contents">PC</text:p>
          </table:table-cell>
          <table:table-cell office:value-type="string">
            <text:p text:style-name="P3">Personal Computer</text:p>
          </table:table-cell>
          <table:table-cell office:value-type="string">
            <text:p text:style-name="Table_20_Contents">Computador Pessoal</text:p>
          </table:table-cell>
        </table:table-row>
        <table:table-row>
          <table:table-cell office:value-type="string">
            <text:p text:style-name="Table_20_Contents">PC</text:p>
          </table:table-cell>
          <table:table-cell office:value-type="string">
            <text:p text:style-name="P3">Program Counter</text:p>
          </table:table-cell>
          <table:table-cell office:value-type="string">
            <text:p text:style-name="Table_20_Contents">Contador de Programa</text:p>
          </table:table-cell>
        </table:table-row>
        <table:table-row>
          <table:table-cell office:value-type="string">
            <text:p text:style-name="Table_20_Contents">RAM</text:p>
          </table:table-cell>
          <table:table-cell office:value-type="string">
            <text:p text:style-name="P3">Random Access Memory</text:p>
          </table:table-cell>
          <table:table-cell office:value-type="string">
            <text:p text:style-name="Table_20_Contents">Memória de Acesso Randômico</text:p>
          </table:table-cell>
        </table:table-row>
        <table:table-row>
          <table:table-cell office:value-type="string">
            <text:p text:style-name="Table_20_Contents">RISC</text:p>
          </table:table-cell>
          <table:table-cell office:value-type="string">
            <text:p text:style-name="P3">Reduced Instruction Set Computer</text:p>
          </table:table-cell>
          <table:table-cell office:value-type="string">
            <text:p text:style-name="Table_20_Contents">Computador com um Conjunto de Instruções Reduzido</text:p>
          </table:table-cell>
        </table:table-row>
        <table:table-row>
          <table:table-cell office:value-type="string">
            <text:p text:style-name="Table_20_Contents">SP</text:p>
          </table:table-cell>
          <table:table-cell office:value-type="string">
            <text:p text:style-name="P3">Stack Pointer</text:p>
          </table:table-cell>
          <table:table-cell office:value-type="string">
            <text:p text:style-name="Table_20_Contents">Ponteiro de pilha</text:p>
          </table:table-cell>
        </table:table-row>
        <table:table-row>
          <table:table-cell office:value-type="string">
            <text:p text:style-name="Table_20_Contents">UAL</text:p>
          </table:table-cell>
          <table:table-cell office:value-type="string">
            <text:p text:style-name="P3"/>
          </table:table-cell>
          <table:table-cell office:value-type="string">
            <text:p text:style-name="Table_20_Contents">Unidade Aritmética Lógica</text:p>
          </table:table-cell>
        </table:table-row>
        <table:table-row>
          <table:table-cell office:value-type="string">
            <text:p text:style-name="Table_20_Contents">UCP</text:p>
          </table:table-cell>
          <table:table-cell office:value-type="string">
            <text:p text:style-name="P3"/>
          </table:table-cell>
          <table:table-cell office:value-type="string">
            <text:p text:style-name="P4">Unidade Central de Processamento</text:p>
          </table:table-cell>
        </table:table-row>
        <table:table-row>
          <table:table-cell office:value-type="string">
            <text:p text:style-name="Table_20_Contents">WINE</text:p>
          </table:table-cell>
          <table:table-cell office:value-type="string">
            <text:p text:style-name="P3">Wine Is Not a Emulator</text:p>
          </table:table-cell>
          <table:table-cell office:value-type="string">
            <text:p text:style-name="Table_20_Contents">Wine Não é um Emulador</text:p>
          </table:table-cell>
        </table:table-row>
      </table:table>
      <text:p text:style-name="P5"/>
      <text:p text:style-name="P6"/>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7">Introdução<text:tab/>8</text:p>
          <text:p text:style-name="P7"><text:s/>1 Conceitos Introdutórios sobre Emuladores<text:tab/>9</text:p>
          <text:p text:style-name="P8"><text:s/>1.1 Emuladores<text:tab/>9</text:p>
          <text:p text:style-name="P8"><text:s/>1.2 Níveis de Abstração<text:tab/>10</text:p>
          <text:p text:style-name="P8"><text:s/>1.3 Emuladores e Níveis de Abstração<text:tab/>12</text:p>
          <text:p text:style-name="P8"><text:s/>1.4 Filosofia de Funcionamento<text:tab/>14</text:p>
          <text:p text:style-name="P8"><text:s/>1.5 Tipos de Emuladores<text:tab/>16</text:p>
          <text:p text:style-name="P8"><text:s/>1.6 Benefícios do Uso de Emuladores<text:tab/>17</text:p>
          <text:p text:style-name="P8"><text:s/>1.7 Considerações Finais<text:tab/>18</text:p>
          <text:p text:style-name="P7"><text:s/>2 Arquitetura de Hardware do Ponto de Vista de um Emulador<text:tab/>19</text:p>
          <text:p text:style-name="P8"><text:s/>2.1 O Processador<text:tab/>19</text:p>
          <text:p text:style-name="P9"><text:s/>2.1.1 Conjunto de Instruções de Máquina<text:tab/>20</text:p>
          <text:p text:style-name="P9"><text:s/>2.1.2 Seqüência de Operação<text:tab/>22</text:p>
          <text:p text:style-name="P9"><text:s/>2.1.3 Memória Interna<text:tab/>22</text:p>
          <text:p text:style-name="P9"><text:s/>2.1.4 Interrupções<text:tab/>24</text:p>
          <text:p text:style-name="P8"><text:s/>2.2 Sistema gráfico<text:tab/>25</text:p>
          <text:p text:style-name="P7"><text:s/>3 Técnicas tradicionais na Construção de Emuladores<text:tab/>26</text:p>
          <text:p text:style-name="P8"><text:s/>3.1 Microprocessador<text:tab/>26</text:p>
          <text:p text:style-name="P8"><text:s/>3.2 Memória<text:tab/>26</text:p>
          <text:p text:style-name="P8"><text:s/>3.3 Gráficos<text:tab/>26</text:p>
          <text:p text:style-name="P7">Conclusão<text:tab/>27</text:p>
          <text:p text:style-name="P7">Referências Bibliográficas<text:tab/>28</text:p>
        </text:index-body>
      </text:table-of-content>
      <text:p text:style-name="P5"/>
      <text:list text:style-name="L1">
        <text:list-header>
          <text:h text:style-name="P10" text:outline-level="1" text:is-list-header="true">Introdução</text:h>
        </text:list-header>
      </text:list>
      <text:p text:style-name="Standard"/>
      <text:list text:style-name="L1" text:continue-numbering="true">
        <text:list-item>
          <text:h text:style-name="P10"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1"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a Máquina Virtual Java é um computador abstrato. Como um computador real, possui um conjunto de instruções e manipula várias áreas de memória em tempo de execução.” [tradução nossa] (</text:span><text:span text:style-name="T3"><text:bibliography-mark text:identifier="LINDHOLM, 1999" text:bibliography-type="book" text:address="Boston" text:author="LINDHOLM, Tim; YELLIN, Frank" text:edition="2" text:pages="473" text:publisher="Addison Wesley" text:title="The Java Virtual Machine" text:year="1999">LINDHOLM, 1999</text:bibliography-mark></text:span><text:span text:style-name="T3">).</text:span><text:span text:style-name="T3"><office:annotation><dc:creator>AW</dc:creator><dc:date>2006-08-27T00:00:00</dc:date><text:p>Ver página</text:p></office:annotation></text:span></text:p>
      <text:p text:style-name="P1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4"> ela, enquanto no caso do emulador, o código não foi escrito para o emulador, mas para outra arquitetura computacional.</text:span></text:p>
      <text:p text:style-name="P12">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1" text:outline-level="2">Níveis de Abstração</text:h>
            </text:list-item>
          </text:list>
        </text:list-item>
      </text:list>
      <text:p text:style-name="P1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ext:span><text:span text:style-name="T3"><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span text:style-name="T3">, p. 1) [tradução nossa] [grifo do autor]</text:span></text:p>
      <text:p text:style-name="P12">Tanenbaum define os computadores como tendo, em geral, seis níveis de abstração, partindo do nível mais baixo (hardware) e indo para o nível mais alto (aplicações), segundo mostrado na figura <text:sequence-ref text:reference-format="value" text:ref-name="refFigura0">1</text:sequence-ref>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2"><draw:frame draw:style-name="fr1" draw:name="Quadro1" text:anchor-type="paragraph" svg:width="14.485cm" draw:z-index="0"><draw:text-box fo:min-height="11.104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5">nível de lógica digital</text:span>, que é o verdadeiro hardware da máquina. Este nível inclui especialmente as <text:span text:style-name="T6">portas lógicas</text:span><text:span text:style-name="T4">, que são dispositivos digitais que executam operações simples de lógica booleana</text:span><text:span text:style-name="T4"><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4">, como as operações E e OU (</text:span><text:span text:style-name="T4"><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4">).</text:span></text:p>
      <text:p text:style-name="P13">Os dois níveis seguintes são o <text:span text:style-name="T5">nível de microprogramação</text:span><text:span text:style-name="T7"> e o </text:span><text:span text:style-name="T5">nível de máquina convencional</text:span><text:span text:style-name="T7">. Embora ambos pareçam bastante semelhantes, o nível de máquina convencional é aquele na qual as instruções </text:span><text:span text:style-name="T8">assembly</text:span><text:span text:style-name="T8"><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7"> são executadas; portanto, quando o fabricante de um determinado processador distribui um manual de referência de linguagem </text:span><text:span text:style-name="T8">assembly</text:span><text:span text:style-name="T7">, este manual refere-se ao nível 2, e não ao nível 1. O nível 1, de microprogramação, refere-se a como estas instruções são implementadas dentro do processador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p text:style-name="P14">O nível seguinte é o <text:span text:style-name="T5">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4">O <text:span text:style-name="T5">nível de linguagem de montagem</text:span> e o <text:span text:style-name="T5">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5">compilado</text:span> para um código-fonte <text:span text:style-name="T9">assembly</text:span>, e o código-fonte <text:span text:style-name="T9">assembly</text:span> é <text:span text:style-name="T5">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4">Tanenbaum ainda define os níveis 6 e superiores como as aplicações de usuári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1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5"><text:span text:style-name="T4">Simuladores</text:span><text:span text:style-name="T7">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8">cache</text:span><text:span text:style-name="T10"><text:note text:id="ftn8" text:note-class="footnote"><text:note-citation>8</text:note-citation><text:note-body><text:p text:style-name="Footnote">Memória de acesso muito rápido, onde uma cópia dos dados mais utilizados da memória RAM são armazenados.</text:p></text:note-body></text:note></text:span><text:span text:style-name="T10">). Devido à sua precisão, um sistema simulado geralmente não consegue atingir uma velocidade equivalente à do hardware original (</text:span><text:span text:style-name="T10"><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0">, p. 12).</text:span></text:p>
      <text:p text:style-name="P16">Um <text:span text:style-name="T11">emulador</text:span><text:span text:style-name="T4">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4"><text:reference-ref text:reference-format="chapter" text:ref-name="3.4">3.3</text:reference-ref></text:span><text:span text:style-name="T4">). Segundo del Barrio,</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p. 16).</text:span></text:p>
      <text:p text:style-name="Standard">Os emuladores emulam o nível 2, que é o nível de máquina convencional.</text:p>
      <text:p text:style-name="Standard">Um <text:span text:style-name="T11">emulador de alto nível</text:span><text:span text:style-name="T4">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4"><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4">).</text:span></text:p>
      <text:p text:style-name="P17">Um <text:span text:style-name="T5">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17">O virtualizador, assim como o emulador de alto nível, emula o nível 3, sendo que a diferença entre os dois está no fato de que o emulador de alto nível precisa interpretar as instruções do processador, enquanto o virtualizador as executa diretamente.</text:p>
      <text:p text:style-name="Standard"><text:span text:style-name="T4">Por último, existem ainda os </text:span><text:span text:style-name="T11">simuladores de sistema operacional</text:span><text:span text:style-name="T4">. Neste caso, eles agem como virtualizadores, mas ao invés de emular os componentes de hardware, eles capturam as chamadas de sistema e as implementam em uma plataforma diferente. Exemplos deste tipo de software são o </text:span><text:span text:style-name="T12">Cooperative Linux </text:span><text:span text:style-name="T13">(que permite usar programas de Linux dentro do Windows)</text:span><text:span text:style-name="T12"> </text:span><text:span text:style-name="T13">e o WINE</text:span><text:span text:style-name="T13"><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3"> (que permite usar programas de Windows no Linux) (</text:span><text:span text:style-name="T13"><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3">).</text:span></text:p>
      <text:p text:style-name="P18">Levando em conta todos estes tipos de programas simuladores, a construção de <text:span text:style-name="T6">emuladores</text:span> no nível 2 será o foco principal deste trabalho.</text:p>
      <text:list text:style-name="L2" text:continue-numbering="true">
        <text:list-item>
          <text:list text:continue-numbering="true">
            <text:list-item>
              <text:h text:style-name="P11"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5.443cm" draw:z-index="2"><draw:text-box fo:min-height="9.636cm"><text:p text:style-name="Figura"><draw:frame draw:style-name="fr4" draw:name="figura2" text:anchor-type="paragraph" svg:x="0.004cm" svg:y="0.002cm" svg:width="5.443cm" style:rel-width="100%" svg:height="9.636cm" style:rel-height="scale" draw:z-index="3"><draw:image xlink:href="Pictures/2000017900001B7900002F0188984B70.svm" xlink:type="simple" xlink:show="embed" xlink:actuate="onLoad"/></draw:frame>Figura <text:sequence text:ref-name="refFigura1" text:name="Figura" text:formula="ooow:Figura+1" style:num-format="1">2</text:sequence>: Laço principal de um emulador simples.</text:p></draw:text-box></draw:frame></text:p>
      <text:p text:style-name="Standard">A emulação de um <text:span text:style-name="T5">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4">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2">É necessário que haja uma sincronia entre o microprocessador e os outros componentes. Esta sincronia é atingida através de um sinal de <text:span text:style-name="T15">clock</text:span>, que é um sinal digital usado para coordenar as ações de dois ou mais circuitos (<text:bibliography-mark text:identifier="CLOCK, 2006" text:bibliography-type="www" text:author="CLOCK Signal" text:title=" Wikipedia, the Free Encyclopedia" text:url="http://en.wikipedia.org/wiki/Clock_signal"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2">Outros componentes internos do computador também devem ser emulados. Geralmente, eles se comunicam com o microprocessador e uns com os outros através de <text:span text:style-name="T5">áreas de memória</text:span> (onde cada componente tem uma área de memória reservada para si), de portas e de interrupções. Computadores modernos também usam um sistema de Acesso Direto à Memória (DMA, do inglês <text:span text:style-name="T9">Direct</text:span><text:span text:style-name="T2"> </text:span><text:span text:style-name="T9">Memory</text:span><text:span text:style-name="T2"> </text:span><text:span text:style-name="T9">Access</text:span>); segundo Murdocca,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9">Processing</text:span><text:span text:style-name="T2"> </text:span><text:span text:style-name="T9">Unit</text:span><text:span text:style-name="T3">, ou Unidade de Processamento Central.</text:span></text:p></text:note-body></text:note> como intermediário; portanto, pode diminuir a congestão do barramento do sistem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p. 288).</text:p>
      <text:p text:style-name="P12">Dos componentes internos do computador a serem emulados, geralmente o mais complexo e que utiliza mais de recursos de emulação é o <text:span text:style-name="T5">sistema gráfico</text:span>. De acordo com Del Barrio, “a emulação gráfica [...] ocupará mais de 50% do tempo da emulação, às vezes chegando até 80% ou 90%” [tradução nossa]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07). Assim, na emulação do sistema gráfico – e, algumas vezes, de outros componentes – se faz necessário sacrificar a exatidão da emulação em prol do desempenho.</text:p>
      <text:p text:style-name="P12">O <text:span text:style-name="T5">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19" text:outline-level="2">Tipos de Emuladores</text:h>
            </text:list-item>
          </text:list>
        </text:list-item>
      </text:list>
      <text:p text:style-name="P12">Segundo Laureano, os emuladores podem ser baseados em hardware, software ou alguma combinação entre os dois. Emuladores baseados em <text:span text:style-name="T6">hardware</text:span><text:span text:style-name="T4"> são aqueles que são totalmente implementados em um componente físico, como um </text:span><text:span text:style-name="T12">microchip</text:span><text:span text:style-name="T4">. Emuladores baseados em </text:span><text:span text:style-name="T6">software</text:span><text:span text:style-name="T4"> são aqueles que são executados em um computador, totalmente separados da implementação de hardware e onde o software provê todos os recursos para a emulação. Existem ainda as soluções </text:span><text:span text:style-name="T6">híbridas</text:span><text:span text:style-name="T4">, onde parte da emulação é feita em hardware, e parte em software.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p text:style-name="P13">Os emuladores baseados em software, que são o foco principal deste trabalho, podem ser implementados de quatro formas diferentes:</text:p>
      <text:list text:style-name="L3">
        <text:list-item>
          <text:p text:style-name="P20"><text:span text:style-name="T11">Interpretação</text:span><text:span text:style-name="T4">: neste caso,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20"><text:span text:style-name="T11">Tradução binária estática</text:span><text:span text:style-name="T4">: 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20"><text:span text:style-name="T11">Tradução binária dinâmica</text:span><text:span text:style-name="T16">:</text:span><text:span text:style-name="T4"> nesta técnica,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2">just-in-time</text:span><text:span text:style-name="T4"> (JIT)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20"><text:span text:style-name="T11">Virtualização</text:span><text:span text:style-name="T4">: esta técnica é 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list-item>
      </text:list>
      <text:p text:style-name="P13">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19" text:outline-level="2">Benefícios do Uso de Emuladores</text:h>
            </text:list-item>
          </text:list>
        </text:list-item>
      </text:list>
      <text:p text:style-name="P12">Os emuladores podem ser usados para diferentes fins:</text:p>
      <text:list text:style-name="L4">
        <text:list-item>
          <text:p text:style-name="P21">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1">Permitir o uso de aplicativos legados, que eram utilizados em equipamentos que não estão mais disponíveis, ou aos quais o usuário não têm acesso.</text:p>
        </text:list-item>
        <text:list-item>
          <text:p text:style-name="P21">Facilitar o desenvolvimento de novos sistemas operacionais, permitindo que desenvolvedor tenha acesso a tudo que acontece dentro de cada componente, e dando a ele a facilidade de testar seu sistema com diferentes configurações.</text:p>
        </text:list-item>
        <text:list-item>
          <text:p text:style-name="P21">Facilitar o desenvolvimento de programas para múltiplas plataformas, oferecendo ao desenvolvedor uma gama de arquiteturas nas quais ele pode testar seus programas sem a necessidade de copiá-los a outros computadores.</text:p>
          <text:p text:style-name="P21">Laureano acrescenta ainda os seguintes usos:</text:p>
        </text:list-item>
        <text:list-item>
          <text:p text:style-name="P21">“Testar configurações e situações diferentes do mundo real, como, por exemplo, mais memória disponível ou a presença de outros dispositivos de E/S”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item>
          <text:p text:style-name="P21">“Auxiliar no ensino prático de sistemas operacionais e programação ao permitir a execução de vários sistemas para comparação no mesmo equipamento”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
      <text:list text:style-name="L2" text:continue-numbering="true">
        <text:list-item>
          <text:list text:continue-numbering="true">
            <text:list-item>
              <text:h text:style-name="P1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2"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3" text:outline-level="2">O Processador</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6" text:note-class="footnote"><text:note-citation>16</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7">:</text:span></text:p>
      <text:list text:style-name="L5">
        <text:list-item>
          <text:p text:style-name="P24">uma <text:span text:style-name="T5">unidade de controle</text:span>, responsável pela busca de instruções da memória principal e determinação de seus tipos;</text:p>
        </text:list-item>
        <text:list-item>
          <text:p text:style-name="P25"><text:span text:style-name="T7">uma </text:span><text:span text:style-name="T5">unidade lógica aritmética </text:span><text:span text:style-name="T7">(ALU, do inglês </text:span><text:span text:style-name="T2">Arithmetic Logic Unit</text:span><text:span text:style-name="T3">), responsável pela execução das operações matemáticas com os dados;</text:span></text:p>
        </text:list-item>
        <text:list-item>
          <text:p text:style-name="P25"><text:span text:style-name="T7">uma pequena </text:span><text:span text:style-name="T5">memória interna</text:span><text:span text:style-name="T7"> de alta velocidade, composta por registradores, cada um com uma função definida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list-item>
      </text:list>
      <text:h text:style-name="Heading_20_3" text:outline-level="3" text:restart-numbering="true" text:start-value="1">Conjunto de Instruções de Máquina</text:h>
      <text:p text:style-name="Standard">Segundo Murdocca, “o <text:span text:style-name="T5">conjunto de instruções</text:span> é a coleção de instruções que um processador pode executar”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p. 99)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9">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estará nos níveis superiores de abstração, onde a programação geralmente é feita em linguagens de alto nível como C ou Pascal.</text:span></text:p>
      <text:p text:style-name="Standard">Para facilitar a programação, estas instruções normalmente são representadas através de mnemônicos. Num processador Intel da série x86, por exemplo, a instrução que gera uma interrupção de software é a instrução de número 0xCD<text:note text:id="ftn17" text:note-class="footnote"><text:note-citation>17</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8">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8" text:note-class="footnote"><text:note-citation>18</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7">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19" text:note-class="footnote"><text:note-citation>19</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text:span></text:p>
      <text:p text:style-name="Standard">Tanenbaum agrupa as instruções em sete tipos:</text:p>
      <text:list text:style-name="L6">
        <text:list-item>
          <text:p text:style-name="P26"><text:span text:style-name="T5">instruções de transferência de dados</text:span><text:span text:style-name="T7">, que copiam dados de um lugar da memória para outro;</text:span></text:p>
        </text:list-item>
        <text:list-item>
          <text:p text:style-name="P27"><text:span text:style-name="T5">operações diádicas</text:span>, que combinam dois operandos para produzir um resultado (por exemplo, uma instrução de soma de dois operandos);</text:p>
        </text:list-item>
        <text:list-item>
          <text:p text:style-name="P27"><text:span text:style-name="T5">operações monádicas</text:span>, que têm um operando e produzem um resultado (por exemplo, uma instrução de incremento que aumente o valor de um determinado registrador em 1);</text:p>
        </text:list-item>
        <text:list-item>
          <text:p text:style-name="P27"><text:span text:style-name="T5">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27"><text:span text:style-name="T5">instruções de chamada de procedimento</text:span>, que empilham<text:note text:id="ftn20" text:note-class="footnote"><text:note-citation>20</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27"><text:span text:style-name="T5">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26"><text:span text:style-name="T17">entrada/saída</text:span><text:span text:style-name="T10">, pelas quais é feita a comunicação com outros dispositivos. Neste grupo de instruções também entram as instruções de chamada de interrupção (</text:span><text:span text:style-name="T10"><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0">).</text:span></text:p>
        </text:list-item>
      </text:list>
      <text:p text:style-name="P16">A tabela <text:sequence-ref text:reference-format="value" text:ref-name="refTable0">1</text:sequence-ref> exemplifica a divisão acima, através de uma lista reduzida das operações do microprocessador MOS 6502<text:note text:id="ftn0" text:note-class="footnote"><text:note-citation>21</text:note-citation><text:note-body><text:p text:style-name="Footnote">Microprocessador de 8 bits criado pela MOS Techonology em 1975, extensivamente usado nos computadores pessoais e videogames nos anos 80.</text:p></text:note-body></text:note> (<text:bibliography-mark text:identifier="JACOBS, 2002" text:bibliography-type="www" text:author="JACOBS, Andrew John" text:title="6502 Instructions" text:year="2002" text:url="http://www.obelisk.demon.co.uk/6502/" text:custom1="12 set. 2006">JACOBS, 2002</text:bibliography-mark>).</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28">Tipo</text:p>
          </table:table-cell>
          <table:table-cell table:style-name="_36_502instrucoes.A1" office:value-type="string">
            <text:p text:style-name="P28">Instrução</text:p>
          </table:table-cell>
          <table:table-cell table:style-name="_36_502instrucoes.C1" office:value-type="string">
            <text:p text:style-name="P28">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29">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29">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29">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Table_20_Contents">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29">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Table_20_Contents">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29">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0"/>
          </table:table-cell>
          <table:table-cell table:style-name="_36_502instrucoes.B2.2.1" office:value-type="string">
            <text:p text:style-name="P4">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29">BRK</text:p>
          </table:table-cell>
          <table:table-cell table:style-name="_36_502instrucoes.B2.2.1" office:value-type="string">
            <text:p text:style-name="Table_20_Contents">Gera uma interrupção</text:p>
          </table:table-cell>
        </table:table-row>
      </table:table>
      <text:p text:style-name="Table">Tabela <text:sequence text:ref-name="refTable0" text:name="Table" text:formula="ooow:Table+1" style:num-format="1">1</text:sequence>: Conjunto reduzido de instruções do MOS 6502, agrupadas por tipo.</text:p>
      <text:h text:style-name="Heading_20_3" text:outline-level="3">Seqüência de Operação</text:h>
      <text:p text:style-name="Standard">O processador executa um ciclo repetitivo de operações, cada qual equivalente à execução de uma instrução. Este ciclo é chamado de busca-decodificação-execução,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divide a execução do ciclo em oito fases, apresentadas na figura <text:sequence-ref text:reference-format="value" text:ref-name="refFigura2">3</text:sequence-ref>.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Standard"><draw:frame draw:style-name="fr3" draw:name="Quadro3" text:anchor-type="paragraph" svg:width="12.333cm" draw:z-index="4"><draw:text-box fo:min-height="13.626cm"><text:p text:style-name="Figura"><draw:frame draw:style-name="fr5" draw:name="figura3" text:anchor-type="paragraph" svg:width="12.333cm" svg:height="13.127cm" draw:z-index="5"><draw:image xlink:href="Pictures/200001FC00003CAD00004095C4797177.svm" xlink:type="simple" xlink:show="embed" xlink:actuate="onLoad"/></draw:frame>Figura <text:sequence text:ref-name="refFigura2" text:name="Figura" text:formula="ooow:Figura+1" style:num-format="1">3</text:sequence>: Ciclo de execução de um microprocessador.</text:p></draw:text-box></draw:frame></text:p>
      <text:h text:style-name="Heading_20_3" text:outline-level="3">Memória Interna</text:h>
      <text:p text:style-name="Standard">O processador conta com uma pequena memória interna, que geralmente não passa de uns poucos bytes (desconsidera-se aqui a memória <text:span text:style-name="T2">cache</text:span><text:span text:style-name="T3">, que tem um propósito diferente). Segundo Monteiro, “o resultado de uma operação aritmética ou lógica realizada da UAL</text:span><text:span text:style-name="T3"><text:note text:id="ftn21" text:note-class="footnote"><text:note-citation>22</text:note-citation><text:note-body><text:p text:style-name="Footnote">Unidade Aritmética Lógica, o mesmo que ALU.</text:p></text:note-body></text:note></text:span><text:span text:style-name="T3"> deve ser armazenado temporariamente, de moda que possa ser reutilizado mais adiante (por outra instrução) ou apenas para ser, em seguida, transferido para a memória”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p. 137).</text:span></text:p>
      <text:p text:style-name="P12">Para este propósito, o processador é fabricado com um conjunto de <text:span text:style-name="T5">registradores</text:span><text:span text:style-name="T7">, que são pequenos blocos de memória </text:span><text:span text:style-name="T7">(geralmente entre 8 e 64 bits)</text:span><text:span text:style-name="T7">. Esta memória é de acesso muito rápido, mais rápido que qualquer outro bloco de memória do computador. Alguns destes registradores ficam livres para serem usados pelo programador (os chamados registradores de propósito geral) enquanto outros têm propósitos específicos (</text:span><text:span text:style-name="T7"><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7">).</text:span></text:p>
      <text:p text:style-name="Standard">O <text:span text:style-name="T5">acumulador</text:span><text:span text:style-name="T7"> é um registrador de propósito geral que é usado especialmente para operações lógicas e aritméticas. Em geral, todas as instruções lógicas e aritméticas de um processador têm ao menos uma opção para realizar a operação com o dado contido no acumulador. Os modelos mais simples de processador contém apenas um acumulador, enquanto nos modelos mais complexos encontram-se diversos acumuladores (</text:span><text:span text:style-name="T7"><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7">).</text:span></text:p>
      <text:p text:style-name="P31">O <text:span text:style-name="T5">ponteiro de instruções</text:span> (ou IP, do inglês <text:span text:style-name="T9">Instruction</text:span><text:span text:style-name="T2"> </text:span><text:span text:style-name="T9">Pointer</text:span><text:span text:style-name="T3">) é um registrador que armazena o endereço de memória da próxima instrução a ser executada. É também chamado de </text:span><text:span text:style-name="T17">contador de programa</text:span><text:span text:style-name="T3"> (ou PC, do inglês </text:span><text:span text:style-name="T9">Program</text:span><text:span text:style-name="T2"> </text:span><text:span text:style-name="T9">Counter</text:span><text:span text:style-name="T13">) (</text:span><text:span text:style-name="T13"><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3">). Ele geralmente será acrescido do comprimento da instrução que está sendo executada, exceto nos casos em que a instrução modifique explicitamente o apontador de instruções, como no caso de uma instrução de desvio condicional ou controle de laço.</text:span></text:p>
      <text:p text:style-name="P14">O <text:span text:style-name="T5">ponteiro de pilha</text:span><text:span text:style-name="T7"> (ou SP, do inglês </text:span><text:span text:style-name="T18">stack</text:span><text:span text:style-name="T8"> </text:span><text:span text:style-name="T18">pointer</text:span><text:span text:style-name="T10">)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registradores em situações de troca de contexto</text:span><text:span text:style-name="T10"><text:note text:id="ftn22" text:note-class="footnote"><text:note-citation>23</text:note-citation><text:note-body><text:p text:style-name="Footnote">Situação que ocorre em sistemas multitarefa onde, no momento em que o controle é passado de um processo para outro, todas as informações do processo devem ser armazenadas.</text:p></text:note-body></text:note></text:span><text:span text:style-name="T10"> (</text:span><text:span text:style-name="T10"><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0">).</text:span></text:p>
      <text:p text:style-name="P14">Os <text:span text:style-name="T5">sinalizadores</text:span>, ou <text:span text:style-name="T9">flags</text:span>, são um conjunto de informações de 1 bit que geralmente são armazenadas em um único registrador. Estas informações são geradas pela ALU, e representam a situação da última operação lógica ou aritmética. Alguns sinalizadores também são usados para configurar certas funcionalidades do processador. A tabela <text:sequence-ref text:reference-format="value" text:ref-name="refTable1">2</text:sequence-ref> exemplifica estes usos, mostrando os sinalizadores usados pelo processador MOS 6502 (<text:bibliography-mark text:identifier="JACOBS, 2002" text:bibliography-type="www" text:author="JACOBS, Andrew John" text:title="6502 Instructions" text:year="2002" text:url="http://www.obelisk.demon.co.uk/6502/" text:custom1="12 set. 2006">JACOBS, 2002</text:bibliography-mark>).</text:p>
      <table:table table:name="flag6502" table:style-name="flag6502">
        <table:table-column table:style-name="flag6502.A"/>
        <table:table-column table:style-name="flag6502.B"/>
        <table:table-row>
          <table:table-cell table:style-name="flag6502.A1" office:value-type="string">
            <text:p text:style-name="P32">Nome</text:p>
          </table:table-cell>
          <table:table-cell table:style-name="flag6502.B1" office:value-type="string">
            <text:p text:style-name="P32">Função</text:p>
          </table:table-cell>
        </table:table-row>
        <table:table-row>
          <table:table-cell table:style-name="flag6502.A2" office:value-type="string">
            <text:p text:style-name="P3">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3">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3">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3">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3">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3">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3">Negative</text:p>
          </table:table-cell>
          <table:table-cell table:style-name="flag6502.B2" office:value-type="string">
            <text:p text:style-name="Table_20_Contents">Verdadeiro se a última operação resultou num número negativo.</text:p>
          </table:table-cell>
        </table:table-row>
      </table:table>
      <text:p text:style-name="Table">Tabela <text:sequence text:ref-name="refTable1" text:name="Table" text:formula="ooow:Table+1" style:num-format="1">2</text:sequence>: Sinalizadores do MOS 6502</text:p>
      <text:h text:style-name="Heading_20_3" text:outline-level="3">Interrupções</text:h>
      <text:p text:style-name="Standard">Em sistemas multitarefa, é necessário que cada programa receba uma fatia de tempo de processamento várias vezes por segundo. Isso significa que o processador não pode ficar parado, esperando uma resposta de requisição de E/S (uma requisição para leitura de dados em um disquete, por exemplo) enquanto os outros programas ficam travados. Este problema é resolvido através do uso de <text:span text:style-name="T5">interrupções</text:span><text:span text:style-name="T7"> (</text:span><text:span text:style-name="T7"><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7">).</text:span></text:p>
      <text:p text:style-name="P31">Segundo Tanenbaum,</text:p>
      <text:p text:style-name="Citacao">quando a CPU quer realizar E/S<text:note text:id="ftn23" text:note-class="footnote"><text:note-citation>24</text:note-citation><text:note-body><text:p text:style-name="Footnote">Entrada e Saída, referindo-se à comunicação entre dispositivos, ou à comunicação entre computador e usuário. Também referido pelo termo inglês I/O (<text:span text:style-name="T2">Input</text:span><text:span text:style-name="T2">/Output</text:span><text:span text:style-name="T3">).</text:span></text:p></text:note-body></text:note>, ela carrega um programa especial para um dos canais, e diz ao canal para executá-lo. O canal manipula toda a E/S para e da memória principal, deixando a CPU livre para fazer outras coisas. Quando o canal termina, ele envia à CPU um sinal especial chamado <text:span text:style-name="T5">interrupção</text:span><text:span text:style-name="T7">, o que faz a CPU parar o que ela estava fazendo e dar atenção especial ao canal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 p. 42)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5">tabela de vetores de interrupção</text:span><text:span text:style-name="T7">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5">periférico controlador de interrupções</text:span><text:span text:style-name="T7"> (ou PIC, do inglês </text:span><text:span text:style-name="T8">Peripheral Interrupt Controller</text:span><text:span text:style-name="T10">). Ainda assim, existem interrupções que não podem ser ignoradas – são as </text:span><text:span text:style-name="T17">interrupções não-mascaráveis</text:span><text:span text:style-name="T10"> (ou NMI, do inglês </text:span><text:span text:style-name="T8">Non Maskable Interrupt</text:span><text:span text:style-name="T10">) (</text:span><text:span text:style-name="T10"><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0">).</text:span></text:p>
      <text:p text:style-name="Standard">As interrupções podem ser de três tipos:</text:p>
      <text:list text:style-name="L7">
        <text:list-item>
          <text:p text:style-name="P33">interrupções de hardware<text:span text:style-name="T7">, geradas por algum componente do computador;</text:span></text:p>
        </text:list-item>
        <text:list-item>
          <text:p text:style-name="P33">interrupções de software<text:span text:style-name="T7"> (também chamadas de </text:span><text:span text:style-name="T8">traps</text:span><text:span text:style-name="T10">)</text:span><text:span text:style-name="T7">, geradas através de uma instrução do processador e geralmente usadas para chamadas de sistema;</text:span></text:p>
        </text:list-item>
        <text:list-item>
          <text:p text:style-name="P33">exceções<text:span text:style-name="T7">, geradas pelo próprio processador em decorrência de um erro, como por exemplo uma divisão por zero ou a referência a um endereço de memória inexistente (</text:span><text:span text:style-name="T7"><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7">).</text:span></text:p>
        </text:list-item>
      </text:list>
      <text:h text:style-name="Heading_20_2" text:outline-level="2">Sistema gráfico</text:h>
      <text:p text:style-name="Standard"/>
      <text:list text:style-name="L2" text:continue-numbering="true">
        <text:list-item>
          <text:h text:style-name="P22" text:outline-level="1"><text:reference-mark-start text:name="Construção de Emuladores"/>Técnicas tradicionais na Construção de Emuladores<text:reference-mark-end text:name="Construção de Emuladores"/></text:h>
          <text:list>
            <text:list-item>
              <text:h text:style-name="P11"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1" text:outline-level="2">Memória</text:h>
            </text:list-item>
          </text:list>
        </text:list-item>
      </text:list>
      <text:p text:style-name="Standard"/>
      <text:list text:style-name="L2" text:continue-numbering="true">
        <text:list-item>
          <text:list text:continue-numbering="true">
            <text:list-item>
              <text:h text:style-name="P11" text:outline-level="2"><text:reference-mark-start text:name="3.4"/>Gráficos<text:reference-mark-end text:name="3.4"/></text:h>
            </text:list-item>
          </text:list>
        </text:list-item>
      </text:list>
      <text:p text:style-name="Standard"/>
      <text:list text:style-name="L2" text:continue-numbering="true">
        <text:list-header>
          <text:h text:style-name="P22" text:outline-level="1" text:is-list-header="true">Conclusão</text:h>
        </text:list-header>
      </text:list>
      <text:p text:style-name="Standard"/>
      <text:p text:style-name="Standard"/>
      <text:p text:style-name="P6"><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34">ALONI, Dan. Cooperative Linux. <text:span text:style-name="Main_20_index_20_entry">Proceedings of the Linux Symposium</text:span>, Ottawa, v. 1. 2004.</text:p>
          <text:p text:style-name="P34">BORIS, Daniel. <text:span text:style-name="Main_20_index_20_entry">How Do I Write An Emulator?</text:span>. 1999.. Disponível em &lt;http://personals.ac.upc.edu/vmoya/docs/HowToDanBoris.txt&gt;. Acesso em 28 ago. 2006.</text:p>
          <text:p text:style-name="P34">BRITISH Computer Society. <text:span text:style-name="Main_20_index_20_entry">A Glossary of Computing Terms</text:span>. 10ª ed. Boston: Addison Wesley, 2002. 390 p.</text:p>
          <text:p text:style-name="P34">CLOCK Signal. <text:span text:style-name="Main_20_index_20_entry"><text:s/>Wikipedia, the Free Encyclopedia</text:span>. . Disponível em &lt;http://en.wikipedia.org/wiki/Clock_signal&gt;. Acesso em 28 ago. 2006..</text:p>
          <text:p text:style-name="P34">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34">FAYZULLIN, Marat. <text:span text:style-name="Main_20_index_20_entry">fMSX: Portable MSX Emulator</text:span>. . Disponível em &lt;http://fms.komkon.org/fMSX/&gt;. Acesso em 27 ago. 2006.</text:p>
          <text:p text:style-name="P34">GILHEANY, Steve. <text:span text:style-name="Main_20_index_20_entry">Evolution of Intel Microprocessors 1971 to 2007</text:span>. 2006. Disponível em &lt;http://www.cs.rpi.edu/~chrisc/COURSES/CSCI-4250/SPRING-2004/slides/cpu.pdf&gt;. Acesso em 11 set. 2006.</text:p>
          <text:p text:style-name="P34">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34">JACOBS, Andrew John. <text:span text:style-name="Main_20_index_20_entry">6502 Instructions</text:span>. 2002. Disponível em &lt;http://www.obelisk.demon.co.uk/6502/&gt;. Acesso em 12 set. 2006.</text:p>
          <text:p text:style-name="P34">KELLER, Robert M. <text:span text:style-name="Main_20_index_20_entry">Computer Science:</text:span> Abstraction to Implementation. Harvey Mudd College: 1997. Disponível em &lt;http://www.cs.hmc.edu/claremont/keller/webBook/ ch01/sec01.html&gt;. Acesso em 09 set. 2006.</text:p>
          <text:p text:style-name="P34">LAUREANO, Marcos. <text:span text:style-name="Main_20_index_20_entry">Máquinas Virtuais e Emuladores</text:span>. 1ª ed. São Paulo: Novatec, 2006. 184 p.</text:p>
          <text:p text:style-name="P34">LINDHOLM, Tim; YELLIN, Frank. <text:span text:style-name="Main_20_index_20_entry">The Java Virtual Machine</text:span>. 2ª ed. Boston: Addison Wesley, 1999. 473 p.</text:p>
          <text:p text:style-name="P34">MONTEIRO, Mário A. <text:span text:style-name="Main_20_index_20_entry">Introdução à Organização de Computadores</text:span>. 3ª ed. Rio de Janeiro: LTC, 1996. 397 p.</text:p>
          <text:p text:style-name="P34">MURDOCCA, Miles J. e HEURING Vincent P. <text:span text:style-name="Main_20_index_20_entry">Introdução à Arquitetura de Computadores</text:span>. 1ª ed. Rio de Janeiro: Campus, 2000. 512 p.</text:p>
          <text:p text:style-name="P34">OLIVEIRA, Rômulo Silva de et al. <text:span text:style-name="Main_20_index_20_entry">Sistemas Operacionais</text:span>. 2ª ed. Porto Alegre: Sagra Luzzatto, 2001. 247 p.</text:p>
          <text:p text:style-name="P34">PATTERSON, David A. e HENNESSY, John L. <text:span text:style-name="Main_20_index_20_entry">Organização e Projeto de Computadores</text:span>. 3ª ed. São Paulo: Elsevier, 2005. 484 p.</text:p>
          <text:p text:style-name="P34">TANENBAUM, Andrew S.. <text:span text:style-name="Main_20_index_20_entry">Organização Estruturada de Computadores</text:span>. 3ª ed. Rio de Janeiro: Prentice/Hall do Brasil, 1990. 460 p.</text:p>
          <text:p text:style-name="P34">VMWARE Inc. <text:span text:style-name="Main_20_index_20_entry">Virtualization Overview: VMWare Whitepaper</text:span>. . Disponível em &lt;http://www.vmware.com/pdf/virtualization.pdf&gt;. Acesso em 15 ago. 2006.</text:p>
          <text:p text:style-name="P34">WEBER, Raul Fernando. <text:span text:style-name="Main_20_index_20_entry">Fundamentos de Arquitetura de Computadores</text:span>. 1ª ed. Porto Alegre: Sagra Luzzatto, 2000. 262 p.</text:p>
          <text:p text:style-name="P34">ULTRAHLE: Technical Information. 2006. Descreve informações técnicas do emulador UltraHLE. Disponível em &lt;http://www.emuunlim.com/UltraHLE/old/techinfo.htm&gt;. Acesso em 27. ago 2006.</text:p>
        </text:index-body>
      </text:bibliography>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1"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9066</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09-12T22:59:27</dc:date>
    <meta:keyword>emulação</meta:keyword>
    <meta:keyword>biblioteca</meta:keyword>
    <meta:keyword>kit de desenvolvimento de software</meta:keyword>
    <dc:language>pt-BR</dc:language>
    <meta:editing-cycles>511</meta:editing-cycles>
    <meta:editing-duration>PT22H8M34S</meta:editing-duration>
    <meta:user-defined meta:name="Info 1"/>
    <meta:user-defined meta:name="Info 2"/>
    <meta:user-defined meta:name="Info 3"/>
    <meta:user-defined meta:name="Info 4"/>
    <meta:document-statistic meta:table-count="3" meta:image-count="3" meta:object-count="0" meta:page-count="29" meta:paragraph-count="292" meta:word-count="5976" meta:character-count="38741"/>
  </office:meta>
</office:document-meta>
</file>